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4pt" style:font-size-asian="44pt" style:font-size-complex="44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579d1c"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579d1c"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fo:color="#7e0021"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7e0021"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color="#83caff"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83caff"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color="#314004"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314004"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4b1f6f"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4b1f6f"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color="#ff950e"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ff950e"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color="#c5000b"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84d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84d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color="#9966cc"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nubaal</text:p>
      <text:p text:style-name="P1"/>
      <text:p text:style-name="P2">Outcome of Document</text:p>
      <text:p text:style-name="P2"/>
      <text:p text:style-name="P3">For the purpose of this document we will be revealing more about the group named Isildur. <text:s/>Not much is known about the group, and they are relatively new to the spectrum of analysis. <text:s/>In their view, the knowledge of their operation is akin to being a “midsummer night's dream”, in their words. <text:s/>Let's review the facts. <text:s/>At the end, I will give it to the Kingdom of Saudi Arabia for their wording in response to things said here. <text:s/>It is perhaps they do not understand what Isildur is in reality, but they will know some things about the names and locations mentioned here.</text:p>
      <text:p text:style-name="P3"/>
      <text:p text:style-name="P2">Roll Call</text:p>
      <text:p text:style-name="P2"/>
      <text:p text:style-name="P4">Central Intelligence Agency: We're in love with this document, know it right we'll get to it plain here with this in mind. <text:s/>Know it particularly interests us because they do work in the field of supernatural affairs.</text:p>
      <text:p text:style-name="P3"/>
      <text:p text:style-name="P6">Royal Canadian Mounted Police: We are involved right now with the group, do know it.</text:p>
      <text:p text:style-name="P3"/>
      <text:p text:style-name="P8">Canadian Security Intelligence Services: Canadian Security Intelligence Services says the group is hard to fathom but know we have intelligence on them.</text:p>
      <text:p text:style-name="P3"/>
      <text:p text:style-name="P10">Ministry of Defence: Ministry approves the document, know we're in line with keeping promises made here.</text:p>
      <text:p text:style-name="P3"/>
      <text:p text:style-name="P17">Department of Defense: Can we have a different text color? Do love the fluorescent but it's hard to see on us.</text:p>
      <text:p text:style-name="P3"/>
      <text:p text:style-name="P12">Russia: We approve this document, know we come for those who see fit to do our nation harm.</text:p>
      <text:p text:style-name="P3"/>
      <text:p text:style-name="P14">Great Britain: We're in trouble with our leaders over Isildur's promotion in our words. <text:s/>We know it can be troubling but certainly we prevail to lead the charge in response. <text:s/>Know it well, extremists!</text:p>
      <text:p text:style-name="P3"/>
      <text:p text:style-name="P16">Watchers: Well, what is there to say in introduction? <text:s/>Know it we will see our life lived well overall, know it well.</text:p>
      <text:p text:style-name="P16"/>
      <text:p text:style-name="P19">Kingdom of Saudi Arabia: We have a word to say, Isildur escapes us but know we catch any who are devious against the King.</text:p>
      <text:p text:style-name="P3"/>
      <text:p text:style-name="P3">Thank you all. <text:s/>Let's proceed with the first entry.</text:p>
      <text:p text:style-name="P3"/>
      <text:p text:style-name="P2">Entry #1</text:p>
      <text:p text:style-name="P2"/>
      <text:p text:style-name="P3"><text:soft-page-break/>Ok, so this one is free flowing, as will be one or two of the next entries. <text:s/>Say or ask me whatever you wish here. <text:s/>Give that about 15 minutes.</text:p>
      <text:p text:style-name="P3"/>
      <text:p text:style-name="P4">Central Intelligence Agency: We have war in mind for them. <text:s/>The law provides we escape the terms of it if we allow this proceeding to unveil a threat and mitigate it. <text:s/>Our words are like follows: <text:s/>The war between Ukraine and Russia determine a factor of their success. <text:s/>They will know their win by the determination that USA comes into the foray and beats up Russia. <text:s/>That will never be a case with us, but do know we honor the pledge we serve with them. <text:s/>The Ukrainians, I mean.</text:p>
      <text:p text:style-name="P4"/>
      <text:p text:style-name="P5">And Allah will triumph over it when it comes to be too much. <text:s/>You would love a new world capitol place, I think, in the new divisions of the land is where that work will take place.</text:p>
      <text:p text:style-name="P3"/>
      <text:p text:style-name="P6">Royal Canadian Mounted Police: We have war talk with these people, but know certainly doom comes for them in certain terms tonight.</text:p>
      <text:p text:style-name="P6"/>
      <text:p text:style-name="P7">I hope so, but know that their vacuum will be filled by ready accomplices.</text:p>
      <text:p text:style-name="P3"/>
      <text:p text:style-name="P8">Canadian Security Intelligence Services: We do not have a word free flowing, but do ask, one of theirs is working with us, do you know who it is?</text:p>
      <text:p text:style-name="P8"/>
      <text:p text:style-name="P9">Interestingly enough, you have two by the same name. <text:s/>Daniel Webster is one of those who work in the field of intelligence gathering, but that stands for both of them. <text:s/>Know one is escaping you intentionally, the other not.</text:p>
      <text:p text:style-name="P3"/>
      <text:p text:style-name="P10">Ministry of Defence: We have this to add, know persons of interest were observed entering Canada and went right to the place Matt knows about in Alberta.</text:p>
      <text:p text:style-name="P10"/>
      <text:p text:style-name="P11">And who wouldn't want to meet an Archangel? <text:s/>Lol, I have to admit, they do some interesting things, this one seems conventional but there's no doubt always something strange and twisted about the visit.</text:p>
      <text:p text:style-name="P3"/>
      <text:p text:style-name="P17">Department of Defense: DoD warns that weapon we know they were using against the Kingdom has been captured, over.</text:p>
      <text:p text:style-name="P17"/>
      <text:p text:style-name="P18">Thank you, I was privy to some of that. <text:s/>At least the bomb didn't destroy the evidence.</text:p>
      <text:p text:style-name="P3"/>
      <text:p text:style-name="P12">Russia: The bear denies any wrongdoing with this group, for they seek to wage war with us intentionally this very hour. <text:s/>Know it well they intend to discover the meaning of this group.</text:p>
      <text:p text:style-name="P12"/>
      <text:p text:style-name="P13">And they find out so quickly some things! <text:s/>Most interesting, this group!</text:p>
      <text:p text:style-name="P3"/>
      <text:p text:style-name="P14">Great Britain: We bomb them and say David Maclean of Jewish origin knows the location of the death of servicemen in the US department of defense.</text:p>
      <text:p text:style-name="P14"/>
      <text:p text:style-name="P15">Target Acquired. <text:s/>I would only add to say he really does believe in some regards but like many, he turns away from the obvious truths.</text:p>
      <text:p text:style-name="P3"/>
      <text:p text:style-name="P16">Watchers: What is this group that looks to our Archangels? <text:s/>I have not heard of them before, know it well we discover this groups reason to be.</text:p>
      <text:p text:style-name="P3"/>
      <text:p text:style-name="P3"><text:soft-page-break/>And know it well they are against life itself for the dark purpose. <text:s/>Bah!</text:p>
      <text:p text:style-name="P3"/>
      <text:p text:style-name="P2">Entry #2</text:p>
      <text:p text:style-name="P2"/>
      <text:p text:style-name="P3">Ok, so here's one more chance to get some free flowing action into play. <text:s/>Let's hit it up with another 15 minutes for this one.</text:p>
      <text:p text:style-name="P3"/>
      <text:p text:style-name="P4">Central Intelligence Agency: We have law on our side pertaining to this note. <text:s/>Do know love extends to this group in some ways but hatred also from wise people in Baka Lumi. <text:s/>Do know they have intention to disregard anything the council says of it if the time permits. <text:s/>This will impact Isildur in many ways.</text:p>
      <text:p text:style-name="P4"/>
      <text:p text:style-name="P5">It's very interesting how subordinates suddenly get this in themselves. <text:s/>Perhaps the behaviour can be observed and the wisdom passed on to your institution, lest the chance to learn be faded away with no fruitfulness at the end.</text:p>
      <text:p text:style-name="P3"/>
      <text:p text:style-name="P6">Royal Canadian Mounted Police: We have love for war talk today, know well Isildur will fall soon. <text:s/>That known will outshine all knowledge period.</text:p>
      <text:p text:style-name="P6"/>
      <text:p text:style-name="P7">We all thank you for bringing such a devious thing to an end. <text:s/>Do be careful, they slip between jailbars! <text:s/>In effect, anyway.</text:p>
      <text:p text:style-name="P3"/>
      <text:p text:style-name="P8">Canadian Security Intelligence Services: We have Webster, thank you. <text:s/>Know well we come for those who deviate from the cause of good too far.</text:p>
      <text:p text:style-name="P8"/>
      <text:p text:style-name="P9">Well, my advice is get what you can, I would only suggest in light that you revere God be kind to those who are kind. <text:s/>My advice!</text:p>
      <text:p text:style-name="P3"/>
      <text:p text:style-name="P10">Ministry of Defence: We know love certainly comes to this group from others, know well the central figures run a scheme deadly against all who seek to oppose it. <text:s/>Our threat came down yesterday and we quashed it right.</text:p>
      <text:p text:style-name="P10"/>
      <text:p text:style-name="P11">I pray for you all, that you are well kept in your plight.</text:p>
      <text:p text:style-name="P3"/>
      <text:p text:style-name="P17">Department of Defense: <text:s/>We love war with them, know plain that Alan Wachovil led a charge against our men recently and we seek to do him back some pain.</text:p>
      <text:p text:style-name="P3"/>
      <text:p text:style-name="P12">Russia: Allah loves this war talk, know we capture some of their men in this group today.</text:p>
      <text:p text:style-name="P3"/>
      <text:p text:style-name="P14">Great Britain: Another thing to mention is that Crime Central, a conspiracy group, is run by Isildur.</text:p>
      <text:p text:style-name="P3"/>
      <text:p text:style-name="P16">Watchers: We expect that our case be made here. <text:s/>Know it right we see that our group is this one called Isildur, know we expect you to obey us and reveal that knowledge now.</text:p>
      <text:p text:style-name="P3"/>
      <text:p text:style-name="P3">We're watching Isildur, not you. <text:s/>You are a paranoid freak with no evidence! <text:s/>Next round, from Allah.</text:p>
      <text:p text:style-name="P3"/>
      <text:p text:style-name="P2">Entry #3</text:p>
      <text:p text:style-name="P2"/>
      <text:p text:style-name="P3">Allright, here goes:</text:p>
      <text:p text:style-name="P3"/>
      <text:p text:style-name="P2"><text:soft-page-break/>What is the fruition of this knowledge? <text:s/>I do not understand fully how it comes to be relevant, noting that work had been done. <text:s/>I wish truth to be obtained here so foolishly I underwrite the argument of Isildur and say they have conquest in Siberia this day, in secret they ambush the leaders of the rebels in that country to make them serve their ends and fight the government, starting a rebellion armed and well intended but notably led by them. <text:s/>Do identify these elements today and bring to light that which can be safeguarded against.</text:p>
      <text:p text:style-name="P2"/>
      <text:p text:style-name="P3">Ok, what do we have? <text:s/>Let's get it in 20 minutes.</text:p>
      <text:p text:style-name="P3"/>
      <text:p text:style-name="P4">Central Intelligence Agency: We assert their leadership did meet with Isildur this morning on the date of September 9, 2022.</text:p>
      <text:p text:style-name="P4"/>
      <text:p text:style-name="P5">And they may never again, good to see such clarity!</text:p>
      <text:p text:style-name="P3"/>
      <text:p text:style-name="P6">Royal Canadian Mounted Police: RCMP weighs in, we know those forces, not the knowledge of the meeting, and that can be alot to say for us.</text:p>
      <text:p text:style-name="P6"/>
      <text:p text:style-name="P7">I applaud the effort, I'm sure more knowledge will be coming down the pipes soon.</text:p>
      <text:p text:style-name="P3"/>
      <text:p text:style-name="P8">Canadian Security Intelligence Services: We admit knowledge of the group meeting with these people as well.</text:p>
      <text:p text:style-name="P8"/>
      <text:p text:style-name="P9">Bat country.</text:p>
      <text:p text:style-name="P3"/>
      <text:p text:style-name="P10">Ministry of Defence: Our lingo is that they meet with them for that reason exactly, know we helped in some way but not intentionally.</text:p>
      <text:p text:style-name="P10"/>
      <text:p text:style-name="P11">May that be remembered, we're all on the same side here.</text:p>
      <text:p text:style-name="P3"/>
      <text:p text:style-name="P17">Department of Defense: No knowledge other than what's been provided.</text:p>
      <text:p text:style-name="P17"/>
      <text:p text:style-name="P18">Aww.</text:p>
      <text:p text:style-name="P3"/>
      <text:p text:style-name="P12">Russia: We see too this meeting, but knew it not to be that in exact meaning. <text:s/>Do tell of this more, we intend to see them over it.</text:p>
      <text:p text:style-name="P12"/>
      <text:p text:style-name="P13">I have love for someone in your ranks so I will tell you this, they stage the operation there as though an armed revolt, not in your capitol, and it will be akin to what happened in Syria if left unchecked.</text:p>
      <text:p text:style-name="P3"/>
      <text:p text:style-name="P14">Great Britain: We have this on that armed group, they led the charge politically to subvert a group of citizens against the Russian Federation near the location of Zambatursk.</text:p>
      <text:p text:style-name="P14"/>
      <text:p text:style-name="P15">I wonder with what means they did this, surely Russia already knows common tactics in this regard, it will be a help for them in undermining it first. <text:s/>Notably, the war does not help them, how do you fight those that are against it in such big number?</text:p>
      <text:p text:style-name="P3"/>
      <text:p text:style-name="P16">Watchers: We allege again that this group is us, certainly we know our plots when we see them.</text:p>
      <text:p text:style-name="P3"/>
      <text:p text:style-name="P3">Yes, but the point is that you went looking and we saw you. <text:s/>You fell for my bait. <text:s/>This document is <text:soft-page-break/>over.</text:p>
      <text:p text:style-name="P3"/>
      <text:p text:style-name="P2">Conclusion</text:p>
      <text:p text:style-name="P2"/>
      <text:p text:style-name="P3">So bear in mind they did try to ascertain knowledge of Isildur through their channels, not exactly promising theres a breadcrumb trail but at least it would be there, if only it could be seen properly. <text:s/>Let's conclude and bear well, I won't comment unless there's a question. <text:s/>Come back at 9:55.</text:p>
      <text:p text:style-name="P3"/>
      <text:p text:style-name="P4">Central Intelligence Agency:</text:p>
      <text:p text:style-name="P3"/>
      <text:p text:style-name="P6">Royal Canadian Mounted Police:</text:p>
      <text:p text:style-name="P3"/>
      <text:p text:style-name="P8">Canadian Security Intelligence Services:</text:p>
      <text:p text:style-name="P3"/>
      <text:p text:style-name="P10">Ministry of Defence:</text:p>
      <text:p text:style-name="P3"/>
      <text:p text:style-name="P17">Department of Defense:</text:p>
      <text:p text:style-name="P3"/>
      <text:p text:style-name="P12">Russia:</text:p>
      <text:p text:style-name="P3"/>
      <text:p text:style-name="P14">Great Britain:</text:p>
      <text:p text:style-name="P3"/>
      <text:p text:style-name="P16">Watchers:</text:p>
      <text:p text:style-name="P3"/>
      <text:p text:style-name="P3">blanks</text:p>
      <text:p text:style-name="P3"/>
      <text:p text:style-name="P2">Statement from the Kingdom of Saudi Arabia</text:p>
      <text:p text:style-name="P2"/>
      <text:p text:style-name="P3">Here we note an observer I continually promise to include in the document and fail to, notably for their mercy. <text:s/>Here I do provide for them in a limited way, and their statement follows here. <text:s/>I will give you until the end of the conclusions writing, then you may proceed.</text:p>
      <text:p text:style-name="P3"/>
      <text:p text:style-name="P3">Kingdom of Saudi Arabia: <text:s/>The law sustains us in wording here, truth has been obtained and we will seek it. <text:s/>Know we proudly accept the help of others whose thwarting of a blast we never could have expected was delivered.</text:p>
      <text:p text:style-name="P3"/>
      <text:p text:style-name="P3">Matt: <text:s/>I thank the kingdom of saudi arabia, know the next document is only for you and special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09T08:07:22.15</meta:creation-date>
    <meta:document-statistic meta:table-count="0" meta:image-count="0" meta:object-count="0" meta:page-count="5" meta:paragraph-count="82" meta:word-count="1832" meta:character-count="10120"/>
    <dc:date>2022-09-09T09:52:49.11</dc:date>
    <meta:editing-duration>PT19M9S</meta:editing-duration>
    <meta:editing-cycles>1</meta:editing-cycles>
    <meta:generator>OpenOffice/4.1.8$Win32 OpenOffice.org_project/418m3$Build-9803</meta:generator>
  </office:meta>
</office:document-meta>
</file>